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39bb" officeooo:paragraph-rsid="000c39bb" fo:background-color="#fff200" style:font-weight-asian="bold" style:font-weight-complex="bold"/>
    </style:style>
    <style:style style:name="P2" style:family="paragraph" style:parent-style-name="Standard">
      <style:text-properties fo:font-weight="bold" officeooo:rsid="000c8767" officeooo:paragraph-rsid="000c8767" fo:background-color="#fff200" style:font-weight-asian="bold" style:font-weight-complex="bold"/>
    </style:style>
    <style:style style:name="P3" style:family="paragraph" style:parent-style-name="Standard">
      <style:text-properties fo:font-weight="bold" fo:background-color="#fff200" style:font-weight-asian="bold" style:font-weight-complex="bold"/>
    </style:style>
    <style:style style:name="P4" style:family="paragraph" style:parent-style-name="Standard">
      <style:text-properties fo:font-weight="bold" officeooo:rsid="000dbaa5" officeooo:paragraph-rsid="000dbaa5" fo:background-color="#fff200" style:font-weight-asian="bold" style:font-weight-complex="bold"/>
    </style:style>
    <style:style style:name="T1" style:family="text">
      <style:text-properties officeooo:rsid="000c39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ocker Run:</text:p>
      <text:p text:style-name="Standard"/>
      <text:p text:style-name="Standard">Docker run , expose ports , env var:</text:p>
      <text:p text:style-name="Standard">docker run -p 38282:8080 kodekloud/simple-webapp:blue</text:p>
      <text:p text:style-name="Standard"/>
      <text:p text:style-name="Standard">-p = Publish list. Publish a container port to the host</text:p>
      <text:p text:style-name="Standard">38282 = Port published on the HOST</text:p>
      <text:p text:style-name="Standard">8080 = Port exposed on the container</text:p>
      <text:p text:style-name="Standard"/>
      <text:p text:style-name="Standard">We map port 8080 on the container to the 38282 on the host</text:p>
      <text:p text:style-name="Standard"/>
      <text:p text:style-name="Standard"/>
      <text:p text:style-name="Standard">-------- docker ps</text:p>
      <text:p text:style-name="Standard">0.0.0.0:38080-&gt;8080/tcp</text:p>
      <text:p text:style-name="Standard"/>
      <text:p text:style-name="Standard">Ports Published on host: <text:s/>38080 in this example</text:p>
      <text:p text:style-name="Standard">0.0.0.0:38080-&gt;8080/tcp</text:p>
      <text:p text:style-name="Standard"/>
      <text:p text:style-name="Standard">Port exposed on the container: 8080 in this example</text:p>
      <text:p text:style-name="Standard">The one in the right after -&gt; </text:p>
      <text:p text:style-name="Standard"/>
      <text:p text:style-name="Standard">--------- Add the env var APP_COLOR=blue:</text:p>
      <text:p text:style-name="Standard"/>
      <text:p text:style-name="Standard">docker run -d -p 38282:8080 --name blue-app -e APP_COLOR=blue kodekloud/simple-webapp</text:p>
      <text:p text:style-name="Standard"/>
      <text:p text:style-name="Standard">--------- Run command when creating the container</text:p>
      <text:p text:style-name="Standard">docker run -d ubuntu sleep 1000</text:p>
      <text:p text:style-name="Standard"/>
      <text:p text:style-name="Standard"/>
      <text:p text:style-name="P1">Inspect:</text:p>
      <text:p text:style-name="Standard"/>
      <text:p text:style-name="Standard">Inspect the env var of a running container:</text:p>
      <text:p text:style-name="Standard"/>
      <text:p text:style-name="Standard">docker inspect name_of_the_container or id_of_the_container </text:p>
      <text:p text:style-name="Standard"/>
      <text:p text:style-name="Standard">docker inspect 2f93043f3837</text:p>
      <text:p text:style-name="Standard"/>
      <text:p text:style-name="Standard">docker inspect (image)</text:p>
      <text:p text:style-name="Standard"/>
      <text:p text:style-name="P2">Env var:</text:p>
      <text:p text:style-name="Standard"/>
      <text:p text:style-name="Standard">See the env var using exec: from the image mysql-db</text:p>
      <text:p text:style-name="Standard">docker exec mysql-db env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Dockerfile:</text:p>
      <text:p text:style-name="Standard"/>
      <text:p text:style-name="Standard">CMD: Command and arguments to be executed when the container initiates from an image.</text:p>
      <text:p text:style-name="Standard">Can be overridden if you pass a command or argument when executing docker run.</text:p>
      <text:p text:style-name="Standard"/>
      <text:p text:style-name="Standard">ENTRYPOINT: The same than CMD but commands and arguments provided can NOT be overridden.</text:p>
      <text:p text:style-name="Standard"/>
      <text:p text:style-name="Standard">CMD ["/home/hello.py"]</text:p>
      <text:p text:style-name="Standard">ENTRYPOINT ["python"] </text:p>
      <text:p text:style-name="Standard"/>
      <text:p text:style-name="Standard">Default application mode of container would be "python".</text:p>
      <text:p text:style-name="Standard">If NO other filename is provided as argument to it then it will execute /home/hello.py</text:p>
      <text:p text:style-name="Standard"/>
      <text:p text:style-name="Standard"/>
      <text:p text:style-name="P4">Link containers:</text:p>
      <text:p text:style-name="Standard"/>
      <text:p text:style-name="Standard">Link two containers between them:</text:p>
      <text:p text:style-name="Standard">docker run -d --name=clickcounter --link redis:redis -p 8085:5000 kodekloud/click-counter</text:p>
      <text:p text:style-name="Standard"/>
      <text:p text:style-name="P3">Docker compose: </text:p>
      <text:p text:style-name="Standard"/>
      <text:p text:style-name="Standard">You add in one single yaml several containers and it's specs. Then you call that yaml with docker run .yaml when you want to create all the containers inside it.</text:p>
      <text:p text:style-name="Standard"/>
      <text:p text:style-name="Standard">You have to create a yaml specifically with this name: docker-compose.yml</text:p>
      <text:p text:style-name="Standard"/>
      <text:p text:style-name="Standard">redis:</text:p>
      <text:p text:style-name="Standard"><text:s text:c="2"/>image: redis:alpine</text:p>
      <text:p text:style-name="Standard">clickcounter:</text:p>
      <text:p text:style-name="Standard"><text:s text:c="2"/>image: kodekloud/click-counter</text:p>
      <text:p text:style-name="Standard"><text:s text:c="2"/>ports:</text:p>
      <text:p text:style-name="Standard"><text:s text:c="2"/>- 8085:5000</text:p>
      <text:p text:style-name="Standard"/>
      <text:p text:style-name="Standard">Then run: (in the folder in which you have created docker-compose.yml )</text:p>
      <text:p text:style-name="Standard">docker-compose up -d --&gt; detach if you want</text:p>
      <text:p text:style-name="Standard"/>
      <text:p text:style-name="Standard">If you want to make changes you can create the version 2 of the document, by specifiying:</text:p>
      <text:p text:style-name="Standard"/>
      <text:p text:style-name="Standard">version: 2</text:p>
      <text:p text:style-name="Standard">services:</text:p>
      <text:p text:style-name="Standard"><text:s text:c="2"/>redis:</text:p>
      <text:p text:style-name="Standard"><text:s text:c="4"/>image: redis:alpine</text:p>
      <text:p text:style-name="Standard"><text:s text:c="2"/>clickcounter:</text:p>
      <text:p text:style-name="Standard"><text:s text:c="4"/>image: kodekloud/click-counter</text:p>
      <text:p text:style-name="Standard"><text:s text:c="4"/>ports:</text:p>
      <text:p text:style-name="Standard"><text:s text:c="4"/>- 8085:5000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4">Docker Registry: <text:s/></text:span>You can push and pull images to it</text:p>
      <text:p text:style-name="Standard"/>
      <text:p text:style-name="Standard">docker run nginx <text:s/>--&gt; This will pull nginx from the default registry.</text:p>
      <text:p text:style-name="Standard"/>
      <text:p text:style-name="Standard">-- The full name of the image is: nginx/nginx.</text:p>
      <text:p text:style-name="Standard"><text:s text:c="3"/>The first nginx is the user account</text:p>
      <text:p text:style-name="Standard"><text:s text:c="3"/>The second nginx is the image repository.</text:p>
      <text:p text:style-name="Standard"/>
      <text:p text:style-name="Standard">If you only specify one name only (nginx), docker will asume that the user account name is the same than the image (nginx in this example). </text:p>
      <text:p text:style-name="Standard"/>
      <text:p text:style-name="Standard"/>
      <text:p text:style-name="Standard">-- Default registry: docker.io (docker hub).</text:p>
      <text:p text:style-name="Standard"><text:s text:c="3"/>If you don't specify nothing will pull from it.</text:p>
      <text:p text:style-name="Standard"/>
      <text:p text:style-name="Standard">There are several public registries, gcr.io (google), etc</text:p>
      <text:p text:style-name="Standard"/>
      <text:p text:style-name="Standard">-- Private registry: Using cloud providers</text:p>
      <text:p text:style-name="Standard"><text:s text:c="3"/>You need to log in and use credentials to access it.</text:p>
      <text:p text:style-name="Standard"/>
      <text:p text:style-name="Standard">docker login private-registry.io</text:p>
      <text:p text:style-name="Standard">Username: registry-user</text:p>
      <text:p text:style-name="Standard">Password:</text:p>
      <text:p text:style-name="Standard"/>
      <text:p text:style-name="Standard">Now you can use it to run images,etc: <text:s/></text:p>
      <text:p text:style-name="Standard">docker run private-registry.io/my_apps/internal-app</text:p>
      <text:p text:style-name="Standard"/>
      <text:p text:style-name="Standard">-- Private registry: On prem registry.</text:p>
      <text:p text:style-name="Standard"><text:s text:c="3"/>You can use the image: registry:2</text:p>
      <text:p text:style-name="Standard"><text:s text:c="3"/>docker run -d -p 5000:5000 --name my-registry registry:2</text:p>
      <text:p text:style-name="Standard"/>
      <text:p text:style-name="Standard">Another example setting the restart policy to always:</text:p>
      <text:p text:style-name="Standard">docker run -d -p 5000:5000 --restart=always --name my-registry registry:2</text:p>
      <text:p text:style-name="Standard"/>
      <text:p text:style-name="Standard">Push image to it:</text:p>
      <text:p text:style-name="Standard"/>
      <text:p text:style-name="Standard">1- Tag the image: docker image tag my-image localhost:5000/my-image</text:p>
      <text:p text:style-name="Standard">2- Push the image: docker push localhost:5000/my-image</text:p>
      <text:p text:style-name="Standard"/>
      <text:p text:style-name="Standard">Check the images inside the registry:2 container:</text:p>
      <text:p text:style-name="Standard">curl -X GET localhost:5000/v2/_catalog</text:p>
      <text:p text:style-name="Standard"/>
      <text:p text:style-name="Standard"/>
      <text:p text:style-name="Standard">Pull the image:</text:p>
      <text:p text:style-name="Standard">docker pull localhost:5000/my-image</text:p>
      <text:p text:style-name="Standard">docker pull 192.168.56.100:5000/my-im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Docker Storage:</text:p>
      <text:p text:style-name="P3"/>
      <text:p text:style-name="Standard">docker run -v /opt/data:/var/lib/mysql -d --name mysql-db mysql</text:p>
      <text:p text:style-name="Standard"/>
      <text:p text:style-name="Standard">/opt/data --&gt; local host</text:p>
      <text:p text:style-name="Standard">/var/lib/mysql --&gt; container</text:p>
      <text:p text:style-name="Standard"/>
      <text:p text:style-name="Standard">This reads the content inside the db (there is no such a table)</text:p>
      <text:p text:style-name="Standard">docker exec mysql-db mysql -pdb_pass123 -e 'use foo; select * from myTable'</text:p>
      <text:p text:style-name="Standard"/>
      <text:p text:style-name="P3">Docker networks:</text:p>
      <text:p text:style-name="P3"/>
      <text:p text:style-name="Standard">docker network ls</text:p>
      <text:p text:style-name="Standard">bridge network is the default one</text:p>
      <text:p text:style-name="Standard"/>
      <text:p text:style-name="Standard">-- Get the network configured in a container:</text:p>
      <text:p text:style-name="Standard">docker inspect container_name <text:s/>|grep -i network <text:s/>--&gt; Look for: Networks </text:p>
      <text:p text:style-name="Standard"/>
      <text:p text:style-name="Standard">-- Inspect the network bridge</text:p>
      <text:p text:style-name="Standard">docker network inspect bridge</text:p>
      <text:p text:style-name="Standard"/>
      <text:p text:style-name="Standard">Attach container to the none network:</text:p>
      <text:p text:style-name="Standard">docker run -d --name alpine-2 --network=none alpine</text:p>
      <text:p text:style-name="Standard"/>
      <text:p text:style-name="Standard">-- Create network:</text:p>
      <text:p text:style-name="Standard">docker network create wp-mysql-network -d bridge --gateway 182.18.0.1 --subnet 182.18.0.1/24</text:p>
      <text:p text:style-name="Standard"/>
      <text:p text:style-name="Standard">Create container and attach it to the new network and more stuff:</text:p>
      <text:p text:style-name="Standard">docker run -d --name mysql-db --network wp-mysql-network -e MYSQL_ROOT_PASSWORD=db_pass123 mysql:5.6</text:p>
      <text:p text:style-name="Standard"/>
      <text:p text:style-name="Standard"/>
      <text:p text:style-name="Standard">-- Last exercise course:</text:p>
      <text:p text:style-name="Standard">docker run -d --name webapp -p 38080:8080 -e DB_Host=mysql-db -e DB_Password=db_pass123 --network=wp-mysql-network --link mysql-db:mysql-db kodekloud/simple-webapp-mysql</text:p>
      <text:p text:style-name="Standard"/>
      <text:p text:style-name="Standard"/>
      <text:p text:style-name="P3">Remove all running containers or all images:</text:p>
      <text:p text:style-name="Standard"/>
      <text:p text:style-name="Standard">Remove all running containers:</text:p>
      <text:p text:style-name="Standard">docker stop $(docker ps -aq)</text:p>
      <text:p text:style-name="Standard"/>
      <text:p text:style-name="Standard">Remove all docker images</text:p>
      <text:p text:style-name="Standard">docker rmi $(docker images -aq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Docker start</text:p>
      <text:p text:style-name="Standard"/>
      <text:p text:style-name="Standard">To start an already stopped container:</text:p>
      <text:p text:style-name="Standard"/>
      <text:p text:style-name="Standard">Get the container id or name: docker ps -a</text:p>
      <text:p text:style-name="Standard"><text:tab/><text:tab/><text:tab/> <text:s text:c="5"/>docker container ls -a</text:p>
      <text:p text:style-name="Standard"/>
      <text:p text:style-name="Standard">Start it:</text:p>
      <text:p text:style-name="Standard"/>
      <text:p text:style-name="Standard">docker start id/name</text:p>
      <text:p text:style-name="Standard"/>
      <text:p text:style-name="Standard">Tip:</text:p>
      <text:p text:style-name="Standard">Run before the container with /bin/ash <text:s/>(yes ASH): docker run -it alpine /bin/ash</text:p>
      <text:p text:style-name="Standard"><text:s/></text:p>
      <text:p text:style-name="Standard">Will get you inside the container, create a test.txt file and exit the container.</text:p>
      <text:p text:style-name="Standard"/>
      <text:p text:style-name="Standard">With the container in Exited status you can start it again, you will find the </text:p>
      <text:p text:style-name="Standard">test.txt file inside it. /bin/ash will wait for a command so the container will </text:p>
      <text:p text:style-name="Standard">be in Running status, docker ps will show it. docker exec id_container l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M</meta:initial-creator>
    <meta:creation-date>2022-04-14T10:49:19.350063729</meta:creation-date>
    <dc:date>2022-04-14T10:53:40.601064566</dc:date>
    <dc:creator>M M</dc:creator>
    <meta:editing-duration>PT4M2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124" meta:word-count="828" meta:character-count="5317" meta:non-whitespace-character-count="4561"/>
  </office:meta>
</office:document-meta>
</file>